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hadow="none" style:may-break-between-rows="false"/>
    </style:style>
    <style:style style:name="Table1.A" style:family="table-column">
      <style:table-column-properties style:column-width="4.251cm" style:rel-column-width="16383*"/>
    </style:style>
    <style:style style:name="Table1.A1" style:family="table-cell">
      <style:table-cell-properties fo:padding="0.097cm" fo:border="none"/>
    </style:style>
    <style:style style:name="Table1.C3" style:family="table-cell">
      <style:table-cell-properties fo:padding="0.097cm" fo:border-left="none" fo:border-right="none" fo:border-top="none" fo:border-bottom="0.002cm solid #000000"/>
    </style:style>
    <style:style style:name="Table1.C4" style:family="table-cell">
      <style:table-cell-properties style:border-line-width-bottom="0.002cm 0.088cm 0.002cm" fo:padding="0.097cm" fo:border-left="none" fo:border-right="none" fo:border-top="none" fo:border-bottom="0.092cm double #000000"/>
    </style:style>
    <style:style style:name="P1" style:family="paragraph" style:parent-style-name="Header_20_left">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Times New Roman" fo:font-size="11pt"/>
    </style:style>
    <style:style style:name="P3" style:family="paragraph" style:parent-style-name="Table_20_Heading">
      <style:text-properties style:font-name="Times New Roman" fo:font-size="11pt"/>
    </style:style>
    <style:style style:name="P4" style:family="paragraph" style:parent-style-name="Title-chapter"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liquam pharetra neque </text:h>
      <text:p text:style-name="h1">Lorem ipsum dolor sit amet, </text:p>
      <text:p text:style-name="p"><text:a xlink:type="simple" xlink:href="http://localhost:8000/rep.sample-content/packages/mybook/chapter01.htm#same">consectetuer</text:a> adipiscing elit. Aliquam pharetra neque eget lectus tincidunt gravida. Integer tristique magna sit amet dui. Suspendisse massa. Nam blandit, dui auctor pharetra faucibus, lacus purus mollis nunc, et dignissim est magna a lectus. Pellentesque habitant morbi tristique senectus et netus et malesuada fames ac turpis egestas. Nam quis lorem. Aenean molestie turpis. Mauris fringilla commodo augue. Suspendisse vehicula, augue eget sodales semper, arcu massa sodales sapien, quis lobortis tortor neque ac dolor. Nulla interdum mollis enim. Duis quam. </text:p>
      <text:p text:style-name="h2">Class aptent taciti sociosqu ad </text:p>
      <text:p text:style-name="p">litora torquent per conubia nostra, per inceptos hymenaeos. Vestibulum vitae nunc tempor nisi convallis tempus. Nulla vel leo. Sed tellus elit, rhoncus in, aliquet vel, ultrices in, arcu.</text:p>
      <text:p text:style-name="p">Aenean elementum hendrerit magna. Integer fringilla hendrerit lorem. Integer nonummy. Maecenas in mauris sed enim aliquet nonummy. Donec eu justo eget nunc gravida faucibus. Fusce odio nisi, facilisis vitae, sollicitudin et, fringilla non, neque. </text:p>
      <text:p text:style-name="p">Nam sit amet eros a enim placerat venenatis. Etiam faucibus tempor magna. Mauris turpis. Integer purus risus, dapibus in, ultricies et, mattis vel, lectus. Aenean adipiscing quam vitae nibh. Sed sagittis sapien at risus. Suspendisse faucibus ante a tellus. </text:p>
      <text:list text:style-name="li1b">
        <text:list-item>
          <text:p text:style-name="li1b">Phasellus rhoncus eros sed dui. In purus quam, </text:p>
        </text:list-item>
        <text:list-item>
          <text:p text:style-name="li1b">dictum at, aliquam a, mattis in, eros. </text:p>
        </text:list-item>
        <text:list-item>
          <text:p text:style-name="li1b">Vivamus gravida luctus sapien.</text:p>
        </text:list-item>
      </text:list>
      <text:p text:style-name="p">Suspendisse potenti. Cras tortor augue, fringilla non, porta eu, imperdiet eu, tortor. Duis venenatis aliquet nisi. Donec dapibus libero in ligula. </text:p>
      <text:p text:style-name="bq1">Fusce gravida imperdiet mi. Praesent quis nibh. Sed libero est, bibendum in, vestibulum at, aliquet eu, mauris. Etiam pellentesque quam sed nulla. Integer sapien. Vivamus ut mi a elit dictum ultrices.<text:note text:id="ftn1" text:note-class="footnote"><text:note-citation>1</text:note-citation><text:note-body><text:p text:style-name="p">Lorem ipsum dolor sit amet, consectetuer adipiscing elit</text:p></text:note-body></text:note> </text:p>
      <text:p text:style-name="p"><text:a xlink:type="simple" xlink:href="//.">Mauris</text:a> nunc turpis, lacinia sed, venenatis ut, consectetuer eu, mauris. Integer fermentum posuere orci. Duis dignissim fringilla ante. Lorem ipsum dolor sit amet, consectetuer adipiscing elit. Nam enim. Donec eros. Duis dui. Sed mauris. Mauris nunc ligula, mattis et, interdum eget, consequat a, lectus. Sed volutpat pede at purus.</text:p>
      <text:p text:style-name="h1">Vestbulum eu magna</text:p>
      <text:p text:style-name="p">Praesent tempor tellus molestie justo. Cras dolor. Nulla facilisi. Duis semper tortor vel elit. Nulla elementum lacus. Suspendisse nisi. Maecenas auctor, enim in lacinia rhoncus, felis tortor dignissim lorem, sed luctus ligula nibh ac massa. </text:p>
      <text:p text:style-name="dt1"><text:soft-page-break/>Donec accumsan tincidunt mauris. </text:p>
      <text:p text:style-name="dd1">Aliquam erat volutpat. Pellentesque tristique fringilla libero. Proin at pede a ligula ultricies iaculis. Phasellus vitae diam et lectus rhoncus lobortis. </text:p>
      <text:p text:style-name="dt1">Fusce fermentum. </text:p>
      <text:p text:style-name="dd1">Proin id sem a massa scelerisque scelerisque. Suspendisse potenti. Aliquam bibendum leo ac dolor. Mauris vehicula scelerisque <text:a xlink:type="simple" xlink:href="http://localhost:8000/rep.sample-content/packages/mybook/chapter02.htm#bookmark3">risus</text:a>.</text:p>
      <text:p text:style-name="p">Vestibulum vel lorem. Quisque dui nunc, luctus vitae, adipiscing eu, feugiat ullamcorper, sem. Nunc risus arcu, elementum vitae, bibendum non, facilisis nec, enim. Proin mattis, dolor nec ultrices faucibus, urna orci congue neque, non blandit odio nunc id nulla. Nullam interdum tortor ut ipsum. Sed lacinia, enim tempus ullamcorper lobortis, urna mauris molestie erat, non blandit sem sem ut massa. Phasellus ornare molestie purus. Morbi tempor mi vitae felis. </text:p>
      <text:list text:style-name="li1n">
        <text:list-item text:start-value="1">
          <text:p text:style-name="li1n">Vestibulum aliquam. </text:p>
        </text:list-item>
      </text:list>
      <text:p text:style-name="li1p">Ut felis arcu, elementum id, tempus sit amet, blandit sed, </text:p>
      <text:list text:style-name="li1n" text:continue-numbering="true">
        <text:list-item>
          <text:p text:style-name="li1n">felis. Pellentesque eu nisi eu diam dignissim feugiat. </text:p>
        </text:list-item>
        <text:list-item>
          <text:p text:style-name="li1n">Etiam <text:a xlink:type="simple" xlink:href="http://localhost:8000/rep.sample-content/packages/mybook/chapter03.htm">ipsum</text:a> lacus, semper quis, molestie nec, tincidunt nec, nulla. </text:p>
        </text:list-item>
      </text:list>
      <text:p text:style-name="h2">Quisque consectetuer </text:p>
      <text:p text:style-name="p">lacus non neque. Donec tempus. Donec faucibus tortor ac risus. Aenean non urna sit amet justo convallis consectetuer. Cum sociis natoque penatibus et magnis dis parturient montes, nascetur ridiculus <text:bookmark-start text:name="same"/>mus<text:bookmark-end text:name="same"/>.</text:p>
      <table:table table:name="Table1" table:style-name="Table1">
        <table:table-column table:style-name="Table1.A" table:number-columns-repeated="4"/>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right">34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C3" office:value-type="string">
            <text:p text:style-name="p-right">1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C4" office:value-type="string">
            <text:p text:style-name="p-right">355</text:p>
          </table:table-cell>
          <table:table-cell table:style-name="Table1.A1" office:value-type="string">
            <text:p text:style-name="P2"/>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style:page-number="auto"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dt1" style:family="paragraph" style:parent-style-name="p" style:next-style-name="dd1">
      <style:paragraph-properties fo:margin-left="0%" fo:margin-right="0cm" fo:margin-top="0.21cm" fo:margin-bottom="0cm" fo:text-indent="0cm" style:auto-text-indent="false"/>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style:style style:name="Internet_20_link" style:display-name="Internet link" style:family="text">
      <style:text-properties fo:color="#000080" style:text-underline-style="solid" style:text-underline-width="auto" style:text-underline-color="font-color"/>
    </style:style>
    <text:outline-style>
      <text:outline-level-style text:level="1" style:num-prefix="Chapter " style:num-suffix=": " style:num-format="1">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_20_right"><text:title>Chapter 1</text:title> <text:page-number text:select-page="current">2</text:page-number></text:p>
      </style:header>
      <style:header-left>
        <text:p text:style-name="Header_20_left"><text:page-number text:select-page="current">2</text:page-number> <text:title>Chapter 1</text:title></text:p>
      </style:header-left>
    </style:master-page>
    <style:master-page style:name="Left_20_Page" style:display-name="Left Page" style:page-layout-name="pm2">
      <style:header>
        <text:p text:style-name="Header_20_right"><text:s/><text:title>Chapter 1</text:title> <text:page-number text:select-page="current">2</text:page-number></text:p>
      </style:header>
    </style:master-page>
    <style:master-page style:name="Right_20_Page" style:display-name="Right Page" style:page-layout-name="pm3">
      <style:header>
        <text:p text:style-name="P1"><text:page-number text:select-page="current">2</text:page-number> <text:title>Chapter 1</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hapter 1</dc:title>
    <meta:initial-creator>Daniel de Byl</meta:initial-creator>
    <meta:creation-date>2007-09-29T18:20:44</meta:creation-date>
    <dc:creator>Bron Dye</dc:creator>
    <dc:date>2008-07-23T11:38:57</dc:date>
    <meta:editing-cycles>22</meta:editing-cycles>
    <meta:editing-duration>P1DT1H50M31S</meta:editing-duration>
    <meta:user-defined meta:name="Info 1"/>
    <meta:user-defined meta:name="Info 2"/>
    <meta:user-defined meta:name="Info 3"/>
    <meta:user-defined meta:name="Info 4"/>
    <meta:document-statistic meta:table-count="1" meta:image-count="0" meta:object-count="0" meta:page-count="2" meta:paragraph-count="34" meta:word-count="538" meta:character-count="3693"/>
  </office:meta>
</office:document-meta>
</file>